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 style:list-style-name="L1">
      <style:graphic-properties draw:auto-grow-height="true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textarea-vertical-align="top" draw:auto-grow-height="true" fo:min-height="12.1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text-align="start" fo:text-indent="0cm"/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Rescuing Legacy Code</text:span></text:p>
            <text:p text:style-name="P1"><text:span text:style-name="T1">with Erlang</text:span></text:p>
            <text:p text:style-name="P1"><text:span text:style-name="T1"/></text:p>
            <text:p text:style-name="P1"><text:span text:style-name="T1"/></text:p>
            <text:p text:style-name="P1"><text:span text:style-name="T1">Bernard Dugg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Are You?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1">
              <text:list-item>
                <text:p text:style-name="P4">M5 / ShoreTel softswitch developer (9 years)</text:p>
              </text:list-item>
              <text:list-item>
                <text:p text:style-name="P4">Erlang (7 years)</text:p>
              </text:list-item>
              <text:list-item>
                <text:p text:style-name="P4">Previous development work:</text:p>
                <text:list>
                  <text:list-item>
                    <text:p text:style-name="P4">Games</text:p>
                  </text:list-item>
                  <text:list-item>
                    <text:p text:style-name="P4">Biomedical robotics</text:p>
                  </text:list-item>
                  <text:list-item>
                    <text:p text:style-name="P4">Network secu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Are We Here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You have old code in old languages</text:p>
              </text:list-item>
              <text:list-item>
                <text:p>You want new code in new languages</text:p>
              </text:list-item>
              <text:list-item>
                <text:p>Talking between languages is non-trivial</text:p>
              </text:list-item>
              <text:list-item>
                <text:p>If not done right, it can create a maintenance nightm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M42S</meta:editing-duration>
    <meta:editing-cycles>3</meta:editing-cycles>
    <meta:generator>LibreOffice/5.0.0.5$Windows_x86 LibreOffice_project/1b1a90865e348b492231e1c451437d7a15bb262b</meta:generator>
    <dc:date>2015-09-01T19:53:56.424000000</dc:date>
    <meta:document-statistic meta:object-count="36"/>
  </office:meta>
</office:document-meta>
</file>